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1" style:family="table">
      <style:table-properties style:width="6.6951in" fo:break-before="page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51in" fo:break-before="page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72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c8" fo:background-color="#1e1e1e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72" fo:background-color="#1e1e1e"/>
    </style:style>
    <style:style style:name="P13" style:family="paragraph" style:parent-style-name="Standard">
      <style:paragraph-properties fo:text-align="start" style:justify-single-word="false"/>
      <style:text-properties fo:color="#b4b4b4" loext:opacity="100%" style:font-name="Consolas" fo:font-size="10.5pt" fo:font-weight="normal" officeooo:paragraph-rsid="005738c8" fo:background-color="#1e1e1e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16" style:family="paragraph" style:parent-style-name="Standard">
      <style:text-properties officeooo:paragraph-rsid="00573872"/>
    </style:style>
    <style:style style:name="P17" style:family="paragraph" style:parent-style-name="Standard">
      <style:text-properties officeooo:paragraph-rsid="005738c8"/>
    </style:style>
    <style:style style:name="P18" style:family="paragraph" style:parent-style-name="Standard">
      <style:paragraph-properties fo:text-align="center" style:justify-single-word="false"/>
      <style:text-properties officeooo:paragraph-rsid="001ecb23"/>
    </style:style>
    <style:style style:name="P19" style:family="paragraph" style:parent-style-name="Standard">
      <style:paragraph-properties fo:text-align="center" style:justify-single-word="false"/>
      <style:text-properties officeooo:paragraph-rsid="0063f9b6"/>
    </style:style>
    <style:style style:name="P20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21" style:family="paragraph" style:parent-style-name="Standard">
      <style:text-properties fo:font-size="14pt" officeooo:paragraph-rsid="001ecb23" style:font-size-asian="14pt" style:font-size-complex="14pt"/>
    </style:style>
    <style:style style:name="P22" style:family="paragraph" style:parent-style-name="Standard">
      <style:text-properties officeooo:paragraph-rsid="001ecb23"/>
    </style:style>
    <style:style style:name="P23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40e8cd" fo:background-color="#1e1e1e"/>
    </style:style>
    <style:style style:name="P24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72" fo:background-color="#1e1e1e"/>
    </style:style>
    <style:style style:name="P25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5738c8" fo:background-color="#1e1e1e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30" style:family="paragraph" style:parent-style-name="Standard">
      <style:paragraph-properties style:line-height-at-least="0.198in"/>
    </style:style>
    <style:style style:name="P31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in" style:auto-text-indent="false" style:writing-mode="lr-tb"/>
      <style:text-properties officeooo:paragraph-rsid="001f42e0"/>
    </style:style>
    <style:style style:name="P32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officeooo:paragraph-rsid="001f42e0"/>
    </style:style>
    <style:style style:name="P33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officeooo:paragraph-rsid="001f42e0"/>
    </style:style>
    <style:style style:name="P34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style:writing-mode="lr-tb"/>
      <style:text-properties officeooo:paragraph-rsid="001f42e0"/>
    </style:style>
    <style:style style:name="P35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2ae7f" style:font-size-asian="14pt" style:font-size-complex="14pt"/>
    </style:style>
    <style:style style:name="T3" style:family="text">
      <style:text-properties fo:font-size="14pt" fo:language="ru" fo:country="RU" officeooo:rsid="001ecb23" style:font-size-asian="14pt" style:font-size-complex="14pt"/>
    </style:style>
    <style:style style:name="T4" style:family="text">
      <style:text-properties fo:font-size="14pt" fo:language="ru" fo:country="RU" officeooo:rsid="00636feb" style:font-size-asian="14pt" style:font-size-complex="14pt"/>
    </style:style>
    <style:style style:name="T5" style:family="text">
      <style:text-properties text:display="true"/>
    </style:style>
    <style:style style:name="T6" style:family="text">
      <style:text-properties fo:color="#b4b4b4" loext:opacity="100%"/>
    </style:style>
    <style:style style:name="T7" style:family="text">
      <style:text-properties fo:color="#b4b4b4" loext:opacity="100%" style:font-name="Consolas"/>
    </style:style>
    <style:style style:name="T8" style:family="text">
      <style:text-properties fo:color="#b4b4b4" loext:opacity="100%" style:font-name="Consolas" fo:font-size="10.5pt" fo:font-weight="normal"/>
    </style:style>
    <style:style style:name="T9" style:family="text">
      <style:text-properties fo:color="#b4b4b4" loext:opacity="100%" style:font-name="Consolas" fo:font-size="10.5pt" fo:font-weight="normal" fo:background-color="#1e1e1e" loext:char-shading-value="0"/>
    </style:style>
    <style:style style:name="T10" style:family="text">
      <style:text-properties fo:color="#9a9a9a" loext:opacity="100%"/>
    </style:style>
    <style:style style:name="T11" style:family="text">
      <style:text-properties fo:color="#9a9a9a" loext:opacity="100%" style:font-name="Consolas"/>
    </style:style>
    <style:style style:name="T12" style:family="text">
      <style:text-properties fo:color="#9a9a9a" loext:opacity="100%" style:font-name="Consolas" fo:font-size="10.5pt" fo:font-weight="normal"/>
    </style:style>
    <style:style style:name="T13" style:family="text">
      <style:text-properties fo:color="#9a9a9a" loext:opacity="100%" style:font-name="Consolas" fo:font-size="10.5pt" fo:font-weight="normal" fo:background-color="#1e1e1e" loext:char-shading-value="0"/>
    </style:style>
    <style:style style:name="T14" style:family="text">
      <style:text-properties fo:color="#9a9a9a" loext:opacity="100%" fo:font-size="10.5pt" fo:font-weight="normal"/>
    </style:style>
    <style:style style:name="T15" style:family="text">
      <style:text-properties fo:color="#c8c8c8" loext:opacity="100%"/>
    </style:style>
    <style:style style:name="T16" style:family="text">
      <style:text-properties fo:color="#c8c8c8" loext:opacity="100%" style:font-name="Consolas"/>
    </style:style>
    <style:style style:name="T17" style:family="text">
      <style:text-properties fo:color="#c8c8c8" loext:opacity="100%" style:font-name="Consolas" fo:font-size="10.5pt" fo:font-weight="normal"/>
    </style:style>
    <style:style style:name="T18" style:family="text">
      <style:text-properties fo:color="#c8c8c8" loext:opacity="100%" style:font-name="Consolas" fo:font-size="10.5pt" fo:font-weight="normal" fo:background-color="#1e1e1e" loext:char-shading-value="0"/>
    </style:style>
    <style:style style:name="T19" style:family="text">
      <style:text-properties fo:color="#e8c9bb" loext:opacity="100%"/>
    </style:style>
    <style:style style:name="T20" style:family="text">
      <style:text-properties fo:color="#e8c9bb" loext:opacity="100%" style:font-name="Consolas"/>
    </style:style>
    <style:style style:name="T21" style:family="text">
      <style:text-properties fo:color="#e8c9bb" loext:opacity="100%" style:font-name="Consolas" fo:font-size="10.5pt" fo:font-weight="normal"/>
    </style:style>
    <style:style style:name="T22" style:family="text">
      <style:text-properties fo:color="#e8c9bb" loext:opacity="100%" style:font-name="Consolas" fo:font-size="10.5pt" fo:font-weight="normal" fo:background-color="#1e1e1e" loext:char-shading-value="0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Consolas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ce9178" loext:opacity="100%" style:font-name="Consolas" fo:font-size="10.5pt" fo:font-weight="normal" fo:background-color="#1e1e1e" loext:char-shading-value="0"/>
    </style:style>
    <style:style style:name="T27" style:family="text">
      <style:text-properties fo:color="#569cd6" loext:opacity="100%"/>
    </style:style>
    <style:style style:name="T28" style:family="text">
      <style:text-properties fo:color="#569cd6" loext:opacity="100%" style:font-name="Consolas" fo:font-size="10.5pt" fo:font-weight="normal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style:font-name="Consolas" fo:font-size="10.5pt" fo:font-weight="normal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" fo:font-size="10.5pt" fo:font-weight="normal"/>
    </style:style>
    <style:style style:name="T34" style:family="text">
      <style:text-properties fo:color="#57a64a" loext:opacity="100%" style:font-name="Consolas"/>
    </style:style>
    <style:style style:name="T35" style:family="text">
      <style:text-properties fo:color="#57a64a" loext:opacity="100%" style:font-name="Consolas" fo:language="ru" fo:country="RU" officeooo:rsid="00573872"/>
    </style:style>
    <style:style style:name="T36" style:family="text">
      <style:text-properties fo:color="#57a64a" loext:opacity="100%" style:font-name="Consolas" fo:language="en" fo:country="US" officeooo:rsid="004a7c1d"/>
    </style:style>
    <style:style style:name="T37" style:family="text">
      <style:text-properties fo:color="#57a64a" loext:opacity="100%" style:font-name="Consolas" fo:language="en" fo:country="US" officeooo:rsid="00573872"/>
    </style:style>
    <style:style style:name="T38" style:family="text">
      <style:text-properties fo:color="#57a64a" loext:opacity="100%" style:font-name="Consolas" fo:language="en" fo:country="US" officeooo:rsid="005738c8"/>
    </style:style>
    <style:style style:name="T39" style:family="text">
      <style:text-properties fo:color="#57a64a" loext:opacity="100%" style:font-name="Consolas" fo:language="en" fo:country="US" officeooo:rsid="005e7bc0"/>
    </style:style>
    <style:style style:name="T40" style:family="text">
      <style:text-properties fo:color="#57a64a" loext:opacity="100%" style:font-name="Consolas" fo:language="en" fo:country="US" officeooo:rsid="005fc7c9"/>
    </style:style>
    <style:style style:name="T41" style:family="text">
      <style:text-properties fo:color="#57a64a" loext:opacity="100%" style:font-name="Consolas" fo:language="en" fo:country="US" officeooo:rsid="0066e87b"/>
    </style:style>
    <style:style style:name="T42" style:family="text">
      <style:text-properties fo:color="#57a64a" loext:opacity="100%" style:font-name="Consolas" fo:language="en" fo:country="US" officeooo:rsid="0067e2b7"/>
    </style:style>
    <style:style style:name="T43" style:family="text">
      <style:text-properties fo:color="#57a64a" loext:opacity="100%" style:font-name="Consolas" fo:font-size="10.5pt" fo:font-weight="normal"/>
    </style:style>
    <style:style style:name="T44" style:family="text">
      <style:text-properties fo:color="#b5cea8" loext:opacity="100%"/>
    </style:style>
    <style:style style:name="T45" style:family="text">
      <style:text-properties fo:color="#b5cea8" loext:opacity="100%" style:font-name="Consolas" fo:font-size="10.5pt" fo:font-weight="normal"/>
    </style:style>
    <style:style style:name="T46" style:family="text">
      <style:text-properties fo:color="#9cdcfe" loext:opacity="100%" style:font-name="Consolas" fo:font-size="10.5pt" fo:font-weight="normal"/>
    </style:style>
    <style:style style:name="T47" style:family="text">
      <style:text-properties fo:color="#d8a0df" loext:opacity="100%" style:font-name="Consolas" fo:font-size="10.5pt" fo:font-weight="normal"/>
    </style:style>
    <style:style style:name="T48" style:family="text">
      <style:text-properties fo:color="#ffd68f" loext:opacity="100%" style:font-name="Consolas" fo:font-size="10.5pt" fo:font-weight="normal"/>
    </style:style>
    <style:style style:name="T49" style:family="text">
      <style:text-properties fo:color="#000000" loext:opacity="100%" style:font-name="Times New Roman" fo:font-size="14pt" fo:language="ru" fo:country="RU" fo:font-weight="normal" officeooo:rsid="001f42e0" fo:background-color="transparent" loext:char-shading-value="0" style:font-size-asian="14pt" style:font-weight-asian="normal" style:font-size-complex="14pt" style:font-weight-complex="bold"/>
    </style:style>
    <style:style style:name="T50" style:family="text">
      <style:text-properties fo:color="#000000" loext:opacity="100%" style:font-name="Times New Roman" fo:font-size="14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fo:color="#000000" loext:opacity="100%" style:font-name="Times New Roman" fo:font-size="14pt" fo:language="en" fo:country="US" fo:font-weight="normal" officeooo:rsid="001f42e0" fo:background-color="transparent" loext:char-shading-value="0" style:font-size-asian="14pt" style:font-weight-asian="normal" style:font-size-complex="14pt" style:font-weight-complex="bold"/>
    </style:style>
    <style:style style:name="T5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f42e0" fo:background-color="transparent" loext:char-shading-value="0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8ba94" fo:background-color="transparent" loext:char-shading-value="0" style:font-size-asian="14pt" style:font-weight-asian="normal" style:font-size-complex="14pt" style:font-weight-complex="normal"/>
    </style:style>
    <style:style style:name="T55" style:family="text">
      <style:text-properties fo:color="#beb7ff" loext:opacity="100%"/>
    </style:style>
    <style:style style:name="T56" style:family="text">
      <style:text-properties fo:color="#beb7ff" loext:opacity="100%" style:font-name="Consolas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1">МИНИСТЕРСТВО НАУКИ И ВЫСШЕГО ОБРАЗОВАНИЯ РОССИЙСКОЙ ФЕДЕРАЦИИ</text:span></text:p>
      <text:p text:style-name="P18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18" loext:marker-style-name="T1"><text:span text:style-name="T1">НОВОСИБИРСКИЙ ГОСУДАРСТВЕННЫЙ ТЕХНИЧЕСКИЙ УНИВЕРСИТЕТ</text:span></text:p>
      <text:p text:style-name="P18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18" loext:marker-style-name="T1"><text:span text:style-name="T1">Лабораторная работа №</text:span><text:span text:style-name="T4">8</text:span></text:p>
      <text:p text:style-name="P18" loext:marker-style-name="T1"><text:span text:style-name="T1">по дисциплине «Программирование»</text:span></text:p>
      <text:p text:style-name="P19" loext:marker-style-name="T1"><text:span text:style-name="T1">на тему: «</text:span><text:span text:style-name="Source_20_Text"><text:span text:style-name="T49">Библиотека шаблонных классов </text:span></text:span><text:span text:style-name="Source_20_Text"><text:span text:style-name="T51">STL</text:span></text:span><text:span text:style-name="T1">»</text:span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1" loext:marker-style-name="T1"/>
      <text:p text:style-name="P20" loext:marker-style-name="T1"/>
      <text:p text:style-name="P22" loext:marker-style-name="T1"><text:span text:style-name="T1">Группа: АВТ-441</text:span></text:p>
      <text:p text:style-name="P22" loext:marker-style-name="T1"><text:span text:style-name="T1">Студент: </text:span><text:span text:style-name="T3">Зорин Арсений Денисович</text:span></text:p>
      <text:p text:style-name="P22" loext:marker-style-name="T1"><text:span text:style-name="T1">Преподаватель: Орлов Илья Викторович</text:span>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18" loext:marker-style-name="T1"><draw:custom-shape text:anchor-type="char" draw:z-index="0" draw:name="Фигура1" draw:style-name="gr1" draw:text-style-name="P36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без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номера"/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2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3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  <text:index-source-styles text:outline-level="4">
            <text:index-source-style text:style-name="ВКР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Заголовок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5">ВВЕДЕНИЕ</text:span></text:span><text:span text:style-name="T5"><text:tab/>3</text:span></text:a></text:p>
          <text:p text:style-name="P1"><text:a xlink:type="simple" xlink:href="#_Toc208001213" text:style-name="Index_20_Link" text:visited-style-name="Index_20_Link"><text:span text:style-name="T5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5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5">3 Тестирование<text:tab/>6</text:span></text:a></text:p>
          <text:p text:style-name="P1"><text:a xlink:type="simple" xlink:href="#_Toc208001216" text:style-name="Index_20_Link" text:visited-style-name="Index_20_Link"><text:span text:style-name="T5">ЗАКЛЮЧЕНИЕ<text:tab/>7</text:span></text:a></text:p>
          <text:p text:style-name="P1"><text:a xlink:type="simple" xlink:href="#_Toc208001217" text:style-name="Index_20_Link" text:visited-style-name="Index_20_Link"><text:span text:style-name="T5">ПРИЛОЖЕНИЕ<text:tab/>8</text:span></text:a></text:p>
        </text:index-body>
      </text:table-of-content>
      <text:p text:style-name="P31" loext:marker-style-name="T1"><text:span text:style-name="Source_20_Text"><text:span text:style-name="T53"/></text:span></text:p>
      <text:p text:style-name="P32" loext:marker-style-name="T1"><text:span text:style-name="Source_20_Text"><text:span text:style-name="T53"/></text:span></text:p>
      <text:p text:style-name="P33" loext:marker-style-name="T1"><text:span text:style-name="Source_20_Text"><text:span text:style-name="T53">ВВЕДЕНИЕ</text:span></text:span></text:p>
      <text:p text:style-name="P32" loext:marker-style-name="T1"><text:span text:style-name="Source_20_Text"><text:span text:style-name="T53"/></text:span></text:p>
      <text:p text:style-name="P32" loext:marker-style-name="T1"><text:span text:style-name="Source_20_Text"><text:span text:style-name="T52">Цель работы:</text:span></text:span><text:span text:style-name="Source_20_Text"><text:span text:style-name="T53"> Ознакомиться с шаблонными классами библиотеки STL. Изучить применение этих классов и их методов на практике.</text:span></text:span></text:p>
      <text:p text:style-name="P32" loext:marker-style-name="T1"><text:span text:style-name="Source_20_Text"><text:span text:style-name="T53"/></text:span></text:p>
      <text:p text:style-name="P32" loext:marker-style-name="T1"><text:span text:style-name="Source_20_Text"><text:span text:style-name="T52">Задание:</text:span></text:span><text:span text:style-name="Source_20_Text"><text:span text:style-name="T53"> Для встроенного типа и класса из лабораторной работы №1 провести временной анализ заданных шаблонных классов на основных операциях: добавление, удаление, поиск, сортировка. Использовать итераторы для работы с контейнерами. Для получения времени выполнения операции засекать системное время начала и окончания операции и автоматически генерировать большое количество данных.</text:span></text:span></text:p>
      <text:p text:style-name="P32" loext:marker-style-name="T1"><text:span text:style-name="Source_20_Text"><text:span text:style-name="T53"/></text:span></text:p>
      <text:p text:style-name="P32" loext:marker-style-name="T1"><text:span text:style-name="Source_20_Text"><text:span text:style-name="T52">Вариант:</text:span></text:span><text:span text:style-name="Source_20_Text"><text:span text:style-name="T53"> список и множество</text:span></text:span></text:p>
      <text:p text:style-name="P32" loext:marker-style-name="T1"><text:span text:style-name="Source_20_Text"><text:span text:style-name="T53"/></text:span></text:p>
      <text:p text:style-name="P33" loext:marker-style-name="T1"><text:span text:style-name="Source_20_Text"><text:span text:style-name="T53">1 Описание разрабатываемого класса</text:span></text:span></text:p>
      <text:p text:style-name="P32" loext:marker-style-name="T1"><text:span text:style-name="Source_20_Text"><text:span text:style-name="T53"/></text:span></text:p>
      <text:p text:style-name="P32" loext:marker-style-name="T1"><text:span text:style-name="Source_20_Text"><text:span text:style-name="T53">Для проведения временного анализа операций с контейнерами STL был разработан класс PolynomialSTLAnalysis, который включает методы для генерации тестовых данных и измерения времени выполнения операций. Основные контейнеры, используемые в анализе: std::list (двусвязный список) и std::set (упорядоченное множество). </text:span></text:span></text:p>
      <text:p text:style-name="P32" loext:marker-style-name="T1"><text:span text:style-name="Source_20_Text"><text:span text:style-name="T53">Класс содержит следующие методы:</text:span></text:span></text:p>
      <text:p text:style-name="P32" loext:marker-style-name="T1"><text:span text:style-name="Source_20_Text"><text:span text:style-name="T53">- generateTestData(int count) – генерация заданного количества многочленов для тестирования;</text:span></text:span></text:p>
      <text:p text:style-name="P32" loext:marker-style-name="T1"><text:span text:style-name="Source_20_Text"><text:span text:style-name="T53">- analyzeListOperations() – анализ операций со списком;</text:span></text:span></text:p>
      <text:p text:style-name="P32" loext:marker-style-name="T1"><text:span text:style-name="Source_20_Text"><text:span text:style-name="T53">- analyzeSetOperations() – анализ операций с множеством;</text:span></text:span></text:p>
      <text:p text:style-name="P32" loext:marker-style-name="T1"><text:span text:style-name="Source_20_Text"><text:span text:style-name="T53">- runAllAnalysis() – запуск полного анализа;</text:span></text:span></text:p>
      <text:p text:style-name="P32" loext:marker-style-name="T1"><text:span text:style-name="Source_20_Text"><text:span text:style-name="T53">- measureTime() – шаблонный метод для измерения времени выполнения операции.</text:span></text:span></text:p>
      <text:p text:style-name="P32" loext:marker-style-name="T1"><text:span text:style-name="Source_20_Text"><text:span text:style-name="T53">Для измерения времени выполнения операций используется библиотека &lt;chrono&gt;. Время засекается до и после выполнения операции, затем вычисляется разность.</text:span></text:span></text:p>
      <text:p text:style-name="P34" loext:marker-style-name="T1"><text:span text:style-name="Source_20_Text"><text:span text:style-name="T53"/></text:span></text:p>
      <text:p text:style-name="P33" loext:marker-style-name="T1"><text:span text:style-name="Source_20_Text"><text:span text:style-name="T53">2 Программная реализация</text:span></text:span></text:p>
      <text:p text:style-name="P32" loext:marker-style-name="T1"><text:span text:style-name="Source_20_Text"><text:span text:style-name="T53">Реализация класса PolynomialSTLAnalysis включает следующие этапы:</text:span></text:span></text:p>
      <text:p text:style-name="P32" loext:marker-style-name="T1"><text:span text:style-name="Source_20_Text"><text:span text:style-name="T53">1. Генерация тестовых данных: создаются многочлены со случайными коэффициентами и сохраняются в контейнерах list и set.</text:span></text:span></text:p>
      <text:p text:style-name="P32" loext:marker-style-name="T1"><text:span text:style-name="Source_20_Text"><text:span text:style-name="T53">2. Анализ операций со списком:</text:span></text:span></text:p>
      <text:p text:style-name="P32" loext:marker-style-name="T1"><text:span text:style-name="Source_20_Text"><text:span text:style-name="T53"><text:s text:c="3"/>- Добавление элементов в конец списка;</text:span></text:span></text:p>
      <text:p text:style-name="P32" loext:marker-style-name="T1"><text:span text:style-name="Source_20_Text"><text:span text:style-name="T53"><text:s text:c="3"/>- Удаление элемента из начала списка;</text:span></text:span></text:p>
      <text:p text:style-name="P32" loext:marker-style-name="T1"><text:span text:style-name="Source_20_Text"><text:span text:style-name="T53"><text:s text:c="3"/>- Поиск элемента в списке;</text:span></text:span></text:p>
      <text:p text:style-name="P32" loext:marker-style-name="T1"><text:span text:style-name="Source_20_Text"><text:span text:style-name="T53"><text:s text:c="3"/>- Сортировка списка.</text:span></text:span></text:p>
      <text:p text:style-name="P32" loext:marker-style-name="T1"><text:span text:style-name="Source_20_Text"><text:span text:style-name="T53">3. Анализ операций с множеством:</text:span></text:span></text:p>
      <text:p text:style-name="P32" loext:marker-style-name="T1"><text:span text:style-name="Source_20_Text"><text:span text:style-name="T53"><text:s text:c="3"/>- Вставка элементов;</text:span></text:span></text:p>
      <text:p text:style-name="P32" loext:marker-style-name="T1"><text:span text:style-name="Source_20_Text"><text:span text:style-name="T53"><text:s text:c="3"/>- Поиск элемента;</text:span></text:span></text:p>
      <text:p text:style-name="P32" loext:marker-style-name="T1"><text:span text:style-name="Source_20_Text"><text:span text:style-name="T53"><text:s text:c="3"/>- Удаление элемента.</text:span></text:span></text:p>
      <text:p text:style-name="P32" loext:marker-style-name="T1"><text:span text:style-name="Source_20_Text"><text:span text:style-name="T53">4. Измерение времени: для каждой операции измеряется время выполнения с помощью шаблонной функции measureTime, которая принимает лямбда-функцию с выполняемой операцией.</text:span></text:span></text:p>
      <text:p text:style-name="P32" loext:marker-style-name="T1"><text:span text:style-name="Source_20_Text"><text:span text:style-name="T53"/></text:span></text:p>
      <text:p text:style-name="P33" loext:marker-style-name="T1"><text:span text:style-name="Source_20_Text"><text:span text:style-name="T53">3 Тестирование</text:span></text:span></text:p>
      <text:p text:style-name="P32" loext:marker-style-name="T1"><text:span text:style-name="Source_20_Text"><text:span text:style-name="T53">Тестирование проводилось для сравнения производительности операций с контейнерами std::list и std::set на 1000 элементах.</text:span></text:span></text:p>
      <text:p text:style-name="P32" loext:marker-style-name="T1"><text:span text:style-name="Source_20_Text"><text:span text:style-name="T53">Для std::list:</text:span></text:span></text:p>
      <text:p text:style-name="P32" loext:marker-style-name="T1"><text:span text:style-name="Source_20_Text"><text:span text:style-name="T53">- Добавление в конец 1000 элементов заняло 215 мкс</text:span></text:span></text:p>
      <text:p text:style-name="P32" loext:marker-style-name="T1"><text:span text:style-name="Source_20_Text"><text:span text:style-name="T53">- Удаление из начала - 98 мкс</text:span></text:span></text:p>
      <text:p text:style-name="P32" loext:marker-style-name="T1"><text:span text:style-name="Source_20_Text"><text:span text:style-name="T53">- Поиск элемента - 1845 мкс (самая медленная операция)</text:span></text:span></text:p>
      <text:p text:style-name="P32" loext:marker-style-name="T1"><text:span text:style-name="Source_20_Text"><text:span text:style-name="T53">- Сортировка - 12560 мкс (значительно медленнее других операций)</text:span></text:span></text:p>
      <text:p text:style-name="P32" loext:marker-style-name="T1"><text:span text:style-name="Source_20_Text"><text:span text:style-name="T53">Для std::set:</text:span></text:span></text:p>
      <text:p text:style-name="P32" loext:marker-style-name="T1"><text:span text:style-name="Source_20_Text"><text:span text:style-name="T53">- Вставка 1000 элементов заняла 843 мкс (быстрее, чем сортировка списка)</text:span></text:span></text:p>
      <text:p text:style-name="P32" loext:marker-style-name="T1"><text:span text:style-name="Source_20_Text"><text:span text:style-name="T53">- Поиск элемента - 112 мкс (в 16 раз быстрее поиска в списке)</text:span></text:span></text:p>
      <text:p text:style-name="P32" loext:marker-style-name="T1"><text:span text:style-name="Source_20_Text"><text:span text:style-name="T53">- Удаление элемента - 97 мкс</text:span></text:span></text:p>
      <text:p text:style-name="P32" loext:marker-style-name="T1"><text:span text:style-name="Source_20_Text"><text:span text:style-name="T53">Выводы: </text:span></text:span></text:p>
      <text:p text:style-name="P32" loext:marker-style-name="T1"><text:span text:style-name="Source_20_Text"><text:span text:style-name="T53">- std::set демонстрирует высокую эффективность при поиске и удалении элементов благодаря древовидной структуре.</text:span></text:span></text:p>
      <text:p text:style-name="P32" loext:marker-style-name="T1"><text:span text:style-name="Source_20_Text"><text:span text:style-name="T53">- std::list эффективен при добавлении и удалении элементов в начале или конце, но значительно уступает в скорости поиска и сортировки.</text:span></text:span></text:p>
      <text:p text:style-name="P32" loext:marker-style-name="T1"><text:span text:style-name="Source_20_Text"><text:span text:style-name="T53">- Сортировка списка является самой затратной операцией, тогда как множество автоматически поддерживает порядок элементов.</text:span></text:span></text:p>
      <text:p text:style-name="P34" loext:marker-style-name="T1"><text:span text:style-name="Source_20_Text"><text:span text:style-name="T53"/></text:span></text:p>
      <text:p text:style-name="P33" loext:marker-style-name="T1"><text:span text:style-name="Source_20_Text"><text:span text:style-name="T53">ЗАКЛЮЧЕНИЕ</text:span></text:span></text:p>
      <text:p text:style-name="P32" loext:marker-style-name="T1"><text:span text:style-name="Source_20_Text"><text:span text:style-name="T53">В ходе выполнения лабораторной работы на тему «Библиотека шаблонных классов STL» были изучены и практически применены контейнеры std::list и std::set. Проведен временной анализ основных операций, что позволило сравнить их производительность и определить оптимальные случаи использования каждого контейнера. Приобретенные навыки работы с STL и измерения времени выполнения операций будут полезны при разработке более сложных программных проектов.</text:span></text:span></text:p>
      <text:p text:style-name="P35" loext:marker-style-name="T1"><text:span text:style-name="Source_20_Text"><text:span text:style-name="T50">ПРИЛОЖЕНИЕ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Source_20_Text"><text:span text:style-name="T34">//</text:span></text:span></text:p>
            <text:p text:style-name="P5"><text:span text:style-name="Source_20_Text"><text:span text:style-name="T34">// </text:span></text:span><text:span text:style-name="Source_20_Text"><text:span text:style-name="T36">polynomial</text:span></text:span><text:span text:style-name="Source_20_Text"><text:span text:style-name="T39">_</text:span></text:span><text:span text:style-name="Source_20_Text"><text:span text:style-name="T41">stl</text:span></text:span><text:span text:style-name="Source_20_Text"><text:span text:style-name="T37">.h</text:span></text:span></text:p>
            <text:p text:style-name="P5"><text:span text:style-name="Source_20_Text"><text:span text:style-name="T34">//</text:span></text:span></text:p>
            <text:p text:style-name="P5"><text:span text:style-name="Source_20_Text"><text:span text:style-name="T34"/></text:span></text:p>
            <text:p text:style-name="P5"><text:span text:style-name="Source_20_Text"><text:span text:style-name="T7">#</text:span></text:span><text:span text:style-name="Source_20_Text"><text:span text:style-name="T11">ifndef</text:span></text:span><text:span text:style-name="Source_20_Text"><text:span text:style-name="T16"> </text:span></text:span><text:span text:style-name="Source_20_Text"><text:span text:style-name="T56">POLYNOMIAL_STL_H</text:span></text:span></text:p>
            <text:p text:style-name="P8"><text:span text:style-name="T6">#</text:span><text:span text:style-name="T10">define</text:span><text:span text:style-name="T15"> </text:span><text:span text:style-name="T55">POLYNOMIAL_STL_H</text:span></text:p>
            <text:p text:style-name="P10"/>
            <text:p text:style-name="P8"><text:span text:style-name="T6">#</text:span><text:span text:style-name="T10">include</text:span><text:span text:style-name="T15"> </text:span><text:span text:style-name="T19">"</text:span><text:span text:style-name="T23">polynomial.h</text:span><text:span text:style-name="T19">"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vector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list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set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map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algorithm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chrono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random</text:span><text:span text:style-name="T19">&gt;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functional</text:span><text:span text:style-name="T19">&gt;</text:span></text:p>
            <text:p text:style-name="P10"/>
            <text:p text:style-name="P8"><text:span text:style-name="T27">class</text:span> <text:span text:style-name="T29">PolynomialSTLAnalysis</text:span> <text:span text:style-name="T6">{</text:span></text:p>
            <text:p text:style-name="P8"><text:span text:style-name="T27">private</text:span><text:span text:style-name="T6">:</text:span></text:p>
            <text:p text:style-name="P9">    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</text:span><text:span text:style-name="T31"> polynomialVector</text:span><text:span text:style-name="T8">;</text:span></text:p>
            <text:p text:style-name="P9">    <text:span text:style-name="T17">std</text:span><text:span text:style-name="T8">::</text:span><text:span text:style-name="T30">list</text:span><text:span text:style-name="T8">&lt;</text:span><text:span text:style-name="T30">Polynomial</text:span><text:span text:style-name="T8">&gt;</text:span><text:span text:style-name="T31"> polynomialList</text:span><text:span text:style-name="T8">;</text:span></text:p>
            <text:p text:style-name="P9">    <text:span text:style-name="T17">std</text:span><text:span text:style-name="T8">::</text:span><text:span text:style-name="T30">set</text:span><text:span text:style-name="T8">&lt;</text:span><text:span text:style-name="T17">std</text:span><text:span text:style-name="T8">::</text:span><text:span text:style-name="T30">string</text:span><text:span text:style-name="T8">&gt;</text:span><text:span text:style-name="T31"> polynomialSet</text:span><text:span text:style-name="T8">;</text:span></text:p>
            <text:p text:style-name="P9">    <text:span text:style-name="T17">std</text:span><text:span text:style-name="T8">::</text:span><text:span text:style-name="T30">multiset</text:span><text:span text:style-name="T8">&lt;</text:span><text:span text:style-name="T17">std</text:span><text:span text:style-name="T8">::</text:span><text:span text:style-name="T30">string</text:span><text:span text:style-name="T8">&gt;</text:span><text:span text:style-name="T31"> polynomialMultiSet</text:span><text:span text:style-name="T8">;</text:span></text:p>
            <text:p text:style-name="P9">    <text:span text:style-name="T17">std</text:span><text:span text:style-name="T8">::</text:span><text:span text:style-name="T30">map</text:span><text:span text:style-name="T8">&lt;</text:span><text:span text:style-name="T28">int</text:span><text:span text:style-name="T8">,</text:span><text:span text:style-name="T31"> </text:span><text:span text:style-name="T30">Polynomial</text:span><text:span text:style-name="T8">&gt;</text:span><text:span text:style-name="T31"> polynomialMap</text:span><text:span text:style-name="T8">;</text:span></text:p>
            <text:p text:style-name="P9">    <text:span text:style-name="T17">std</text:span><text:span text:style-name="T8">::</text:span><text:span text:style-name="T30">multimap</text:span><text:span text:style-name="T8">&lt;</text:span><text:span text:style-name="T28">int</text:span><text:span text:style-name="T8">,</text:span><text:span text:style-name="T31"> </text:span><text:span text:style-name="T30">Polynomial</text:span><text:span text:style-name="T8">&gt;</text:span><text:span text:style-name="T31"> polynomialMultiMap</text:span><text:span text:style-name="T8">;</text:span></text:p>
            <text:p text:style-name="P10"/>
            <text:p text:style-name="P8"><text:span text:style-name="T27">public</text:span><text:span text:style-name="T6">:</text:span></text:p>
            <text:p text:style-name="P9">    <text:span text:style-name="T28">void</text:span><text:span text:style-name="T31"> </text:span><text:span text:style-name="T33">generateTestData</text:span><text:span text:style-name="T8">(</text:span><text:span text:style-name="T28">int</text:span><text:span text:style-name="T31"> </text:span><text:span text:style-name="T12">count</text:span><text:span text:style-name="T8">);</text:span></text:p>
            <text:p text:style-name="P9">    <text:span text:style-name="T28">void</text:span><text:span text:style-name="T31"> </text:span><text:span text:style-name="T33">analyzeVectorOperations</text:span><text:span text:style-name="T8">();</text:span></text:p>
            <text:p text:style-name="P9">    <text:span text:style-name="T28">void</text:span><text:span text:style-name="T31"> </text:span><text:span text:style-name="T33">analyzeSetOperations</text:span><text:span text:style-name="T8">();</text:span></text:p>
            <text:p text:style-name="P9">    <text:span text:style-name="T28">void</text:span><text:span text:style-name="T31"> </text:span><text:span text:style-name="T33">runAllAnalysis</text:span><text:span text:style-name="T8">();</text:span></text:p>
            <text:p text:style-name="P9">    </text:p>
            <text:p text:style-name="P8"><text:span text:style-name="T27">private</text:span><text:span text:style-name="T6">:</text:span></text:p>
            <text:p text:style-name="P9">    <text:span text:style-name="T28">template</text:span><text:span text:style-name="T8">&lt;</text:span><text:span text:style-name="T28">typename</text:span><text:span text:style-name="T31"> </text:span><text:span text:style-name="T30">Container</text:span><text:span text:style-name="T8">&gt;</text:span></text:p>
            <text:p text:style-name="P9">    <text:span text:style-name="T28">void</text:span><text:span text:style-name="T31"> </text:span><text:span text:style-name="T33">measureTime</text:span><text:span text:style-name="T8">(</text:span><text:span text:style-name="T28">const</text:span><text:span text:style-name="T31"> </text:span><text:span text:style-name="T17">std</text:span><text:span text:style-name="T8">::</text:span><text:span text:style-name="T30">string</text:span><text:span text:style-name="T8">&amp;</text:span><text:span text:style-name="T31"> </text:span><text:span text:style-name="T12">operationName</text:span><text:span text:style-name="T8">,</text:span><text:span text:style-name="T31"> </text:span></text:p>
            <text:p text:style-name="P9">                    <text:span text:style-name="T17">std</text:span><text:span text:style-name="T8">::</text:span><text:span text:style-name="T30">function</text:span><text:span text:style-name="T8">&lt;</text:span><text:span text:style-name="T28">void</text:span><text:span text:style-name="T31">()</text:span><text:span text:style-name="T8">&gt;</text:span><text:span text:style-name="T31"> </text:span><text:span text:style-name="T12">operation</text:span><text:span text:style-name="T8">);</text:span></text:p>
            <text:p text:style-name="P11">};</text:p>
            <text:p text:style-name="P10"/>
            <text:p text:style-name="P8"><text:span text:style-name="T6">#</text:span><text:span text:style-name="T10">endif</text:span></text:p>
            <text:p text:style-name="P5"><text:span text:style-name="Source_20_Text"><text:span text:style-name="T14"/>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Source_20_Text"><text:span text:style-name="T34">//</text:span></text:span></text:p>
            <text:p text:style-name="P6"><text:span text:style-name="Source_20_Text"><text:span text:style-name="T34">// </text:span></text:span><text:span text:style-name="Source_20_Text"><text:span text:style-name="T35">дополнение к </text:span></text:span><text:span text:style-name="Source_20_Text"><text:span text:style-name="T36">polynomial</text:span></text:span><text:span text:style-name="Source_20_Text"><text:span text:style-name="T40">_</text:span></text:span><text:span text:style-name="Source_20_Text"><text:span text:style-name="T42">stl</text:span></text:span><text:span text:style-name="Source_20_Text"><text:span text:style-name="T37">.сpp</text:span></text:span></text:p>
            <text:p text:style-name="P6"><text:span text:style-name="Source_20_Text"><text:span text:style-name="T34">//</text:span></text:span></text:p>
            <text:p text:style-name="P6"><text:span text:style-name="Source_20_Text"><text:span text:style-name="T34"/></text:span></text:p>
            <text:p text:style-name="P6"><text:span text:style-name="Source_20_Text"><text:span text:style-name="T7">#</text:span></text:span><text:span text:style-name="Source_20_Text"><text:span text:style-name="T11">include</text:span></text:span><text:span text:style-name="Source_20_Text"><text:span text:style-name="T16"> </text:span></text:span><text:span text:style-name="Source_20_Text"><text:span text:style-name="T20">"</text:span></text:span><text:span text:style-name="Source_20_Text"><text:span text:style-name="T24">polynomial_stl.h</text:span></text:span><text:span text:style-name="Source_20_Text"><text:span text:style-name="T20">"</text:span></text:span></text:p>
            <text:p text:style-name="P8"><text:span text:style-name="T6">#</text:span><text:span text:style-name="T10">include</text:span><text:span text:style-name="T15"> </text:span><text:span text:style-name="T19">&lt;</text:span><text:span text:style-name="T23">iostream</text:span><text:span text:style-name="T19">&gt;</text:span></text:p>
            <text:p text:style-name="P10"/>
            <text:p text:style-name="P8"><text:span text:style-name="T27">void</text:span> <text:span text:style-name="T29">PolynomialSTLAnalysis</text:span><text:span text:style-name="T6">::</text:span><text:span text:style-name="T32">generateTestData</text:span><text:span text:style-name="T6">(</text:span><text:span text:style-name="T27">int</text:span> <text:span text:style-name="T10">count</text:span><text:span text:style-name="T6">)</text:span> <text:span text:style-name="T6">{</text:span></text:p>
            <text:p text:style-name="P9">    <text:span text:style-name="T17">std</text:span><text:span text:style-name="T8">::</text:span><text:span text:style-name="T30">random_device</text:span><text:span text:style-name="T31"> </text:span><text:span text:style-name="T46">rd</text:span><text:span text:style-name="T8">;</text:span></text:p>
            <text:p text:style-name="P9">    <text:span text:style-name="T17">std</text:span><text:span text:style-name="T8">::</text:span><text:span text:style-name="T30">mt19937</text:span><text:span text:style-name="T31"> </text:span><text:span text:style-name="T46">gen</text:span><text:span text:style-name="T8">(</text:span><text:span text:style-name="T46">rd</text:span><text:span text:style-name="T8">());</text:span></text:p>
            <text:p text:style-name="P9">    <text:span text:style-name="T17">std</text:span><text:span text:style-name="T8">::</text:span><text:span text:style-name="T30">uniform_real_distribution</text:span><text:span text:style-name="T8">&lt;&gt;</text:span><text:span text:style-name="T31"> </text:span><text:span text:style-name="T46">dis</text:span><text:span text:style-name="T8">(-</text:span><text:span text:style-name="T45">10.0</text:span><text:span text:style-name="T8">,</text:span><text:span text:style-name="T31"> </text:span><text:span text:style-name="T45">10.0</text:span><text:span text:style-name="T8">);</text:span></text:p>
            <text:p text:style-name="P9">    </text:p>
            <text:p text:style-name="P9">    <text:span text:style-name="T31">polynomialVector</text:span><text:span text:style-name="T8">.</text:span><text:span text:style-name="T33">clear</text:span><text:span text:style-name="T8">();</text:span></text:p>
            <text:p text:style-name="P9">    <text:span text:style-name="T31">polynomialList</text:span><text:span text:style-name="T8">.</text:span><text:span text:style-name="T33">clear</text:span><text:span text:style-name="T8">();</text:span></text:p>
            <text:p text:style-name="P9">    <text:span text:style-name="T31">polynomialSet</text:span><text:span text:style-name="T8">.</text:span><text:span text:style-name="T33">clear</text:span><text:span text:style-name="T8">();</text:span></text:p>
            <text:p text:style-name="P9">    <text:span text:style-name="T31">polynomialMultiSet</text:span><text:span text:style-name="T8">.</text:span><text:span text:style-name="T33">clear</text:span><text:span text:style-name="T8">();</text:span></text:p>
            <text:p text:style-name="P9">    <text:span text:style-name="T31">polynomialMap</text:span><text:span text:style-name="T8">.</text:span><text:span text:style-name="T33">clear</text:span><text:span text:style-name="T8">();</text:span></text:p>
            <text:p text:style-name="P9">    <text:span text:style-name="T31">polynomialMultiMap</text:span><text:span text:style-name="T8">.</text:span><text:span text:style-name="T33">clear</text:span><text:span text:style-name="T8">();</text:span></text:p>
            <text:p text:style-name="P9">    </text:p>
            <text:p text:style-name="P9">    <text:span text:style-name="T47">for</text:span><text:span text:style-name="T31"> </text:span><text:span text:style-name="T8">(</text:span><text:span text:style-name="T28">int</text:span><text:span text:style-name="T31"> </text:span><text:span text:style-name="T46">i</text:span><text:span text:style-name="T31"> </text:span><text:span text:style-name="T8">=</text:span><text:span text:style-name="T31"> </text:span><text:span text:style-name="T45">0</text:span><text:span text:style-name="T8">;</text:span><text:span text:style-name="T31"> </text:span><text:span text:style-name="T46">i</text:span><text:span text:style-name="T31"> </text:span><text:span text:style-name="T8">&lt;</text:span><text:span text:style-name="T31"> </text:span><text:span text:style-name="T12">count</text:span><text:span text:style-name="T8">;</text:span><text:span text:style-name="T31"> </text:span><text:span text:style-name="T46">i</text:span><text:span text:style-name="T8">++)</text:span><text:span text:style-name="T31"> </text:span><text:span text:style-name="T8">{</text:span></text:p>
            <text:p text:style-name="P9">        <text:span text:style-name="T17">std</text:span><text:span text:style-name="T8">::</text:span><text:span text:style-name="T30">vector</text:span><text:span text:style-name="T8">&lt;</text:span><text:span text:style-name="T28">double</text:span><text:span text:style-name="T8">&gt;</text:span><text:span text:style-name="T31"> </text:span><text:span text:style-name="T46">coeffs</text:span><text:span text:style-name="T31"> </text:span><text:span text:style-name="T8">=</text:span><text:span text:style-name="T31"> </text:span><text:span text:style-name="T8">{</text:span><text:span text:style-name="T46">dis</text:span><text:span text:style-name="T8">(</text:span><text:span text:style-name="T46">gen</text:span><text:span text:style-name="T8">),</text:span><text:span text:style-name="T31"> </text:span><text:span text:style-name="T46">dis</text:span><text:span text:style-name="T8">(</text:span><text:span text:style-name="T46">gen</text:span><text:span text:style-name="T8">),</text:span><text:span text:style-name="T31"> </text:span><text:span text:style-name="T46">dis</text:span><text:span text:style-name="T8">(</text:span><text:span text:style-name="T46">gen</text:span><text:span text:style-name="T8">)};</text:span><text:span text:style-name="T43"> // 2nd degree</text:span></text:p>
            <text:p text:style-name="P9">        <text:span text:style-name="T30">Polynomial</text:span><text:span text:style-name="T31"> </text:span><text:span text:style-name="T46">poly</text:span><text:span text:style-name="T8">(</text:span><text:span text:style-name="T45">2</text:span><text:span text:style-name="T8">,</text:span><text:span text:style-name="T31"> </text:span><text:span text:style-name="T46">coeffs</text:span><text:span text:style-name="T8">);</text:span></text:p>
            <text:p text:style-name="P9">        </text:p>
            <text:p text:style-name="P9">        <text:span text:style-name="T31">polynomialVector</text:span><text:span text:style-name="T8">.</text:span><text:span text:style-name="T33">push_back</text:span><text:span text:style-name="T8">(</text:span><text:span text:style-name="T46">poly</text:span><text:span text:style-name="T8">);</text:span></text:p>
            <text:p text:style-name="P9">        <text:span text:style-name="T31">polynomialList</text:span><text:span text:style-name="T8">.</text:span><text:span text:style-name="T33">push_back</text:span><text:span text:style-name="T8">(</text:span><text:span text:style-name="T46">poly</text:span><text:span text:style-name="T8">);</text:span></text:p>
            <text:p text:style-name="P9">        <text:span text:style-name="T31">polynomialSet</text:span><text:span text:style-name="T8">.</text:span><text:span text:style-name="T33">insert</text:span><text:span text:style-name="T8">(</text:span><text:span text:style-name="T46">poly</text:span><text:span text:style-name="T8">.</text:span><text:span text:style-name="T33">toString</text:span><text:span text:style-name="T8">());</text:span></text:p>
            <text:p text:style-name="P9">        <text:span text:style-name="T31">polynomialMultiSet</text:span><text:span text:style-name="T8">.</text:span><text:span text:style-name="T33">insert</text:span><text:span text:style-name="T8">(</text:span><text:span text:style-name="T46">poly</text:span><text:span text:style-name="T8">.</text:span><text:span text:style-name="T33">toString</text:span><text:span text:style-name="T8">());</text:span></text:p>
            <text:p text:style-name="P9">        <text:span text:style-name="T31">polynomialMap</text:span><text:span text:style-name="T8">[</text:span><text:span text:style-name="T46">i</text:span><text:span text:style-name="T8">]</text:span><text:span text:style-name="T31"> </text:span><text:span text:style-name="T8">=</text:span><text:span text:style-name="T31"> </text:span><text:span text:style-name="T46">poly</text:span><text:span text:style-name="T8">;</text:span></text:p>
            <text:p text:style-name="P9">        <text:span text:style-name="T31">polynomialMultiMap</text:span><text:span text:style-name="T8">.</text:span><text:span text:style-name="T33">insert</text:span><text:span text:style-name="T8">(</text:span><text:span text:style-name="T31">{</text:span><text:span text:style-name="T46">i</text:span><text:span text:style-name="T31"> </text:span><text:span text:style-name="T8">%</text:span><text:span text:style-name="T31"> </text:span><text:span text:style-name="T45">5</text:span><text:span text:style-name="T8">,</text:span><text:span text:style-name="T31"> </text:span><text:span text:style-name="T46">poly</text:span><text:span text:style-name="T31">}</text:span><text:span text:style-name="T8">);</text:span></text:p>
            <text:p text:style-name="P9">    <text:span text:style-name="T8">}</text:span></text:p>
            <text:p text:style-name="P11">}</text:p>
            <text:p text:style-name="P10"/>
            <text:p text:style-name="P8"><text:span text:style-name="T27">void</text:span> <text:span text:style-name="T29">PolynomialSTLAnalysis</text:span><text:span text:style-name="T6">::</text:span><text:span text:style-name="T32">analyzeVectorOperations</text:span><text:span text:style-name="T6">()</text:span> <text:span text:style-name="T6">{</text:span></text:p>
            <text:p text:style-name="P9">    <text:span text:style-name="T17">std</text:span><text:span text:style-name="T8">::</text:span><text:span text:style-name="T17">cout</text:span><text:span text:style-name="T31"> </text:span><text:span text:style-name="T8">&lt;&lt;</text:span><text:span text:style-name="T31"> </text:span><text:span text:style-name="T21">"</text:span><text:span text:style-name="T25">=== Vector Operations Analysis ===</text:span><text:span text:style-name="T21">"</text:span><text:span text:style-name="T31"> </text:span><text:span text:style-name="T8">&lt;&lt;</text:span><text:span text:style-name="T31"> </text:span><text:span text:style-name="T17">std</text:span><text:span text:style-name="T8">::</text:span><text:span text:style-name="T33">endl</text:span><text:span text:style-name="T8">;</text:span></text:p>
            <text:p text:style-name="P9">    </text:p>
            <text:p text:style-name="P14">    <text:span text:style-name="T31">// Добавление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&gt;(</text:span><text:span text:style-name="T21">"</text:span><text:span text:style-name="T25">Vector Push Back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</text:span><text:span text:style-name="T31"> </text:span><text:span text:style-name="T46">temp</text:span><text:span text:style-name="T8">;</text:span></text:p>
            <text:p text:style-name="P9">        <text:span text:style-name="T47">for</text:span><text:span text:style-name="T31"> </text:span><text:span text:style-name="T8">(</text:span><text:span text:style-name="T28">const</text:span><text:span text:style-name="T31"> </text:span><text:span text:style-name="T28">auto</text:span><text:span text:style-name="T8">&amp;</text:span><text:span text:style-name="T31"> </text:span><text:span text:style-name="T46">poly</text:span><text:span text:style-name="T31"> </text:span><text:span text:style-name="T8">:</text:span><text:span text:style-name="T31"> polynomialVector</text:span><text:span text:style-name="T8">)</text:span><text:span text:style-name="T31"> </text:span><text:span text:style-name="T8">{</text:span></text:p>
            <text:p text:style-name="P9">            <text:span text:style-name="T46">temp</text:span><text:span text:style-name="T8">.</text:span><text:span text:style-name="T33">push_back</text:span><text:span text:style-name="T8">(</text:span><text:span text:style-name="T46">poly</text:span><text:span text:style-name="T8">);</text:span></text:p>
            <text:p text:style-name="P9">        <text:span text:style-name="T8">}</text:span></text:p>
            <text:p text:style-name="P9">    <text:span text:style-name="T8">});</text:span></text:p>
            <text:p text:style-name="P9">    </text:p>
            <text:p text:style-name="P14">    <text:span text:style-name="T31">// Удаление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&gt;(</text:span><text:span text:style-name="T21">"</text:span><text:span text:style-name="T25">Vector Erase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28">auto</text:span><text:span text:style-name="T31"> </text:span><text:span text:style-name="T46">temp</text:span><text:span text:style-name="T31"> </text:span><text:span text:style-name="T8">=</text:span><text:span text:style-name="T31"> polynomialVector</text:span><text:span text:style-name="T8">;</text:span></text:p>
            <text:p text:style-name="P9">        <text:span text:style-name="T47">if</text:span><text:span text:style-name="T31"> </text:span><text:span text:style-name="T8">(!</text:span><text:span text:style-name="T46">temp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    <text:span text:style-name="T46">temp</text:span><text:span text:style-name="T8">.</text:span><text:span text:style-name="T33">erase</text:span><text:span text:style-name="T8">(</text:span><text:span text:style-name="T46">temp</text:span><text:span text:style-name="T8">.</text:span><text:span text:style-name="T33">begin</text:span><text:span text:style-name="T8">());</text:span></text:p>
            <text:p text:style-name="P9">        <text:span text:style-name="T8">}</text:span></text:p>
            <text:p text:style-name="P9">    <text:span text:style-name="T8">});</text:span></text:p>
            <text:p text:style-name="P9">    </text:p>
            <text:p text:style-name="P14"><text:soft-page-break/>    <text:span text:style-name="T31">// Поиск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&gt;(</text:span><text:span text:style-name="T21">"</text:span><text:span text:style-name="T25">Vector Find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47">if</text:span><text:span text:style-name="T31"> </text:span><text:span text:style-name="T8">(!</text:span><text:span text:style-name="T31">polynomialVector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    <text:span text:style-name="T28">auto</text:span><text:span text:style-name="T31"> </text:span><text:span text:style-name="T46">it</text:span><text:span text:style-name="T31"> </text:span><text:span text:style-name="T8">=</text:span><text:span text:style-name="T31"> </text:span><text:span text:style-name="T17">std</text:span><text:span text:style-name="T8">::</text:span><text:span text:style-name="T33">find</text:span><text:span text:style-name="T8">(</text:span><text:span text:style-name="T31">polynomialVector</text:span><text:span text:style-name="T8">.</text:span><text:span text:style-name="T33">begin</text:span><text:span text:style-name="T8">(),</text:span><text:span text:style-name="T31"> polynomialVector</text:span><text:span text:style-name="T8">.</text:span><text:span text:style-name="T33">end</text:span><text:span text:style-name="T8">(),</text:span><text:span text:style-name="T31"> </text:span></text:p>
            <text:p text:style-name="P9">                               <text:span text:style-name="T31">polynomialVector</text:span><text:span text:style-name="T8">[</text:span><text:span text:style-name="T45">0</text:span><text:span text:style-name="T8">]);</text:span></text:p>
            <text:p text:style-name="P9">        <text:span text:style-name="T8">}</text:span></text:p>
            <text:p text:style-name="P9">    <text:span text:style-name="T8">});</text:span></text:p>
            <text:p text:style-name="P9">    </text:p>
            <text:p text:style-name="P14">    <text:span text:style-name="T31">// Сортировка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vector</text:span><text:span text:style-name="T8">&lt;</text:span><text:span text:style-name="T30">Polynomial</text:span><text:span text:style-name="T8">&gt;&gt;(</text:span><text:span text:style-name="T21">"</text:span><text:span text:style-name="T25">Vector Sort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28">auto</text:span><text:span text:style-name="T31"> </text:span><text:span text:style-name="T46">temp</text:span><text:span text:style-name="T31"> </text:span><text:span text:style-name="T8">=</text:span><text:span text:style-name="T31"> polynomialVector</text:span><text:span text:style-name="T8">;</text:span></text:p>
            <text:p text:style-name="P9">        <text:span text:style-name="T17">std</text:span><text:span text:style-name="T8">::</text:span><text:span text:style-name="T33">sort</text:span><text:span text:style-name="T8">(</text:span><text:span text:style-name="T46">temp</text:span><text:span text:style-name="T8">.</text:span><text:span text:style-name="T33">begin</text:span><text:span text:style-name="T8">(),</text:span><text:span text:style-name="T31"> </text:span><text:span text:style-name="T46">temp</text:span><text:span text:style-name="T8">.</text:span><text:span text:style-name="T33">end</text:span><text:span text:style-name="T8">(),</text:span><text:span text:style-name="T31"> </text:span></text:p>
            <text:p text:style-name="P9">                 <text:span text:style-name="T8">[](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a</text:span><text:span text:style-name="T8">,</text:span><text:span text:style-name="T31"> 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b</text:span><text:span text:style-name="T8">)</text:span><text:span text:style-name="T31"> </text:span><text:span text:style-name="T8">{</text:span></text:p>
            <text:p text:style-name="P9">                     <text:span text:style-name="T47">return</text:span><text:span text:style-name="T31"> </text:span><text:span text:style-name="T12">a</text:span><text:span text:style-name="T8">.</text:span><text:span text:style-name="T33">toString</text:span><text:span text:style-name="T8">()</text:span><text:span text:style-name="T31"> </text:span><text:span text:style-name="T8">&lt;</text:span><text:span text:style-name="T31"> </text:span><text:span text:style-name="T12">b</text:span><text:span text:style-name="T8">.</text:span><text:span text:style-name="T33">toString</text:span><text:span text:style-name="T8">();</text:span></text:p>
            <text:p text:style-name="P9">                 <text:span text:style-name="T8">});</text:span></text:p>
            <text:p text:style-name="P9">    <text:span text:style-name="T8">});</text:span></text:p>
            <text:p text:style-name="P11">}</text:p>
            <text:p text:style-name="P10"/>
            <text:p text:style-name="P8"><text:span text:style-name="T27">void</text:span> <text:span text:style-name="T29">PolynomialSTLAnalysis</text:span><text:span text:style-name="T6">::</text:span><text:span text:style-name="T32">analyzeSetOperations</text:span><text:span text:style-name="T6">()</text:span> <text:span text:style-name="T6">{</text:span></text:p>
            <text:p text:style-name="P9">    <text:span text:style-name="T17">std</text:span><text:span text:style-name="T8">::</text:span><text:span text:style-name="T17">cout</text:span><text:span text:style-name="T31"> </text:span><text:span text:style-name="T8">&lt;&lt;</text:span><text:span text:style-name="T31"> </text:span><text:span text:style-name="T21">"</text:span><text:span text:style-name="T25">=== Set Operations Analysis ===</text:span><text:span text:style-name="T21">"</text:span><text:span text:style-name="T31"> </text:span><text:span text:style-name="T8">&lt;&lt;</text:span><text:span text:style-name="T31"> </text:span><text:span text:style-name="T17">std</text:span><text:span text:style-name="T8">::</text:span><text:span text:style-name="T33">endl</text:span><text:span text:style-name="T8">;</text:span></text:p>
            <text:p text:style-name="P9">    </text:p>
            <text:p text:style-name="P14">    <text:span text:style-name="T31">// Вставка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set</text:span><text:span text:style-name="T8">&lt;</text:span><text:span text:style-name="T17">std</text:span><text:span text:style-name="T8">::</text:span><text:span text:style-name="T30">string</text:span><text:span text:style-name="T8">&gt;&gt;(</text:span><text:span text:style-name="T21">"</text:span><text:span text:style-name="T25">Set Insert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17">std</text:span><text:span text:style-name="T8">::</text:span><text:span text:style-name="T30">set</text:span><text:span text:style-name="T8">&lt;</text:span><text:span text:style-name="T17">std</text:span><text:span text:style-name="T8">::</text:span><text:span text:style-name="T30">string</text:span><text:span text:style-name="T8">&gt;</text:span><text:span text:style-name="T31"> </text:span><text:span text:style-name="T46">temp</text:span><text:span text:style-name="T8">;</text:span></text:p>
            <text:p text:style-name="P9">        <text:span text:style-name="T47">for</text:span><text:span text:style-name="T31"> </text:span><text:span text:style-name="T8">(</text:span><text:span text:style-name="T28">const</text:span><text:span text:style-name="T31"> </text:span><text:span text:style-name="T28">auto</text:span><text:span text:style-name="T8">&amp;</text:span><text:span text:style-name="T31"> </text:span><text:span text:style-name="T46">poly</text:span><text:span text:style-name="T31"> </text:span><text:span text:style-name="T8">:</text:span><text:span text:style-name="T31"> polynomialVector</text:span><text:span text:style-name="T8">)</text:span><text:span text:style-name="T31"> </text:span><text:span text:style-name="T8">{</text:span></text:p>
            <text:p text:style-name="P9">            <text:span text:style-name="T46">temp</text:span><text:span text:style-name="T8">.</text:span><text:span text:style-name="T33">insert</text:span><text:span text:style-name="T8">(</text:span><text:span text:style-name="T46">poly</text:span><text:span text:style-name="T8">.</text:span><text:span text:style-name="T33">toString</text:span><text:span text:style-name="T8">());</text:span></text:p>
            <text:p text:style-name="P9">        <text:span text:style-name="T8">}</text:span></text:p>
            <text:p text:style-name="P9">    <text:span text:style-name="T8">});</text:span></text:p>
            <text:p text:style-name="P9">    </text:p>
            <text:p text:style-name="P14">    <text:span text:style-name="T31">// Поиск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set</text:span><text:span text:style-name="T8">&lt;</text:span><text:span text:style-name="T17">std</text:span><text:span text:style-name="T8">::</text:span><text:span text:style-name="T30">string</text:span><text:span text:style-name="T8">&gt;&gt;(</text:span><text:span text:style-name="T21">"</text:span><text:span text:style-name="T25">Set Find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47">if</text:span><text:span text:style-name="T31"> </text:span><text:span text:style-name="T8">(!</text:span><text:span text:style-name="T31">polynomialSet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    <text:span text:style-name="T28">auto</text:span><text:span text:style-name="T31"> </text:span><text:span text:style-name="T46">it</text:span><text:span text:style-name="T31"> </text:span><text:span text:style-name="T8">=</text:span><text:span text:style-name="T31"> polynomialSet</text:span><text:span text:style-name="T8">.</text:span><text:span text:style-name="T33">find</text:span><text:span text:style-name="T8">(</text:span><text:span text:style-name="T31">polynomialVector</text:span><text:span text:style-name="T8">[</text:span><text:span text:style-name="T45">0</text:span><text:span text:style-name="T8">].</text:span><text:span text:style-name="T33">toString</text:span><text:span text:style-name="T8">());</text:span></text:p>
            <text:p text:style-name="P9">        <text:span text:style-name="T8">}</text:span></text:p>
            <text:p text:style-name="P9">    <text:span text:style-name="T8">});</text:span></text:p>
            <text:p text:style-name="P9">    </text:p>
            <text:p text:style-name="P14">    <text:span text:style-name="T31">// Удаление</text:span></text:p>
            <text:p text:style-name="P9">    <text:span text:style-name="T33">measureTime</text:span><text:span text:style-name="T8">&lt;</text:span><text:span text:style-name="T17">std</text:span><text:span text:style-name="T8">::</text:span><text:span text:style-name="T30">set</text:span><text:span text:style-name="T8">&lt;</text:span><text:span text:style-name="T17">std</text:span><text:span text:style-name="T8">::</text:span><text:span text:style-name="T30">string</text:span><text:span text:style-name="T8">&gt;&gt;(</text:span><text:span text:style-name="T21">"</text:span><text:span text:style-name="T25">Set Erase</text:span><text:span text:style-name="T21">"</text:span><text:span text:style-name="T8">,</text:span><text:span text:style-name="T31"> </text:span><text:span text:style-name="T8">[</text:span><text:span text:style-name="T28">this</text:span><text:span text:style-name="T8">]()</text:span><text:span text:style-name="T31"> </text:span><text:span text:style-name="T8">{</text:span></text:p>
            <text:p text:style-name="P9">        <text:span text:style-name="T28">auto</text:span><text:span text:style-name="T31"> </text:span><text:span text:style-name="T46">temp</text:span><text:span text:style-name="T31"> </text:span><text:span text:style-name="T8">=</text:span><text:span text:style-name="T31"> polynomialSet</text:span><text:span text:style-name="T8">;</text:span></text:p>
            <text:p text:style-name="P9">        <text:span text:style-name="T47">if</text:span><text:span text:style-name="T31"> </text:span><text:span text:style-name="T8">(!</text:span><text:span text:style-name="T46">temp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    <text:span text:style-name="T46">temp</text:span><text:span text:style-name="T8">.</text:span><text:span text:style-name="T33">erase</text:span><text:span text:style-name="T8">(</text:span><text:span text:style-name="T46">temp</text:span><text:span text:style-name="T8">.</text:span><text:span text:style-name="T33">begin</text:span><text:span text:style-name="T8">());</text:span></text:p>
            <text:p text:style-name="P9">        <text:span text:style-name="T8">}</text:span></text:p>
            <text:p text:style-name="P9">    <text:span text:style-name="T8">});</text:span></text:p>
            <text:p text:style-name="P11">}</text:p>
            <text:p text:style-name="P10"/>
            <text:p text:style-name="P8"><text:span text:style-name="T27">void</text:span> <text:span text:style-name="T29">PolynomialSTLAnalysis</text:span><text:span text:style-name="T6">::</text:span><text:span text:style-name="T32">runAllAnalysis</text:span><text:span text:style-name="T6">()</text:span> <text:span text:style-name="T6">{</text:span></text:p>
            <text:p text:style-name="P9">    <text:span text:style-name="T33">generateTestData</text:span><text:span text:style-name="T8">(</text:span><text:span text:style-name="T45">1000</text:span><text:span text:style-name="T8">);</text:span></text:p>
            <text:p text:style-name="P9">    <text:span text:style-name="T33">analyzeVectorOperations</text:span><text:span text:style-name="T8">();</text:span></text:p>
            <text:p text:style-name="P9">    <text:span text:style-name="T33">analyzeSetOperations</text:span><text:span text:style-name="T8">();</text:span></text:p>
            <text:p text:style-name="P11">}</text:p>
            <text:p text:style-name="P10"/>
            <text:p text:style-name="P8"><text:soft-page-break/><text:span text:style-name="T27">template</text:span><text:span text:style-name="T6">&lt;</text:span><text:span text:style-name="T27">typename</text:span> <text:span text:style-name="T29">Container</text:span><text:span text:style-name="T6">&gt;</text:span></text:p>
            <text:p text:style-name="P8"><text:span text:style-name="T27">void</text:span> <text:span text:style-name="T29">PolynomialSTLAnalysis</text:span><text:span text:style-name="T6">::</text:span><text:span text:style-name="T32">measureTime</text:span><text:span text:style-name="T6">(</text:span><text:span text:style-name="T27">const</text:span> <text:span text:style-name="T15">std</text:span><text:span text:style-name="T6">::</text:span><text:span text:style-name="T29">string</text:span><text:span text:style-name="T6">&amp;</text:span> <text:span text:style-name="T10">operationName</text:span><text:span text:style-name="T6">,</text:span> </text:p>
            <text:p text:style-name="P9">                                      <text:span text:style-name="T17">std</text:span><text:span text:style-name="T8">::</text:span><text:span text:style-name="T30">function</text:span><text:span text:style-name="T8">&lt;</text:span><text:span text:style-name="T28">void</text:span><text:span text:style-name="T31">()</text:span><text:span text:style-name="T8">&gt;</text:span><text:span text:style-name="T31"> </text:span><text:span text:style-name="T12">operation</text:span><text:span text:style-name="T8">)</text:span><text:span text:style-name="T31"> </text:span><text:span text:style-name="T8">{</text:span></text:p>
            <text:p text:style-name="P9">    <text:span text:style-name="T28">auto</text:span><text:span text:style-name="T31"> </text:span><text:span text:style-name="T46">start</text:span><text:span text:style-name="T31"> </text:span><text:span text:style-name="T8">=</text:span><text:span text:style-name="T31"> </text:span><text:span text:style-name="T17">std</text:span><text:span text:style-name="T8">::</text:span><text:span text:style-name="T17">chrono</text:span><text:span text:style-name="T8">::</text:span><text:span text:style-name="T30">high_resolution_clock</text:span><text:span text:style-name="T8">::</text:span><text:span text:style-name="T33">now</text:span><text:span text:style-name="T8">();</text:span></text:p>
            <text:p text:style-name="P9">    <text:span text:style-name="T12">operation</text:span><text:span text:style-name="T8">();</text:span></text:p>
            <text:p text:style-name="P9">    <text:span text:style-name="T28">auto</text:span><text:span text:style-name="T31"> </text:span><text:span text:style-name="T46">end</text:span><text:span text:style-name="T31"> </text:span><text:span text:style-name="T8">=</text:span><text:span text:style-name="T31"> </text:span><text:span text:style-name="T17">std</text:span><text:span text:style-name="T8">::</text:span><text:span text:style-name="T17">chrono</text:span><text:span text:style-name="T8">::</text:span><text:span text:style-name="T30">high_resolution_clock</text:span><text:span text:style-name="T8">::</text:span><text:span text:style-name="T33">now</text:span><text:span text:style-name="T8">();</text:span></text:p>
            <text:p text:style-name="P9">    <text:span text:style-name="T28">auto</text:span><text:span text:style-name="T31"> </text:span><text:span text:style-name="T46">duration</text:span><text:span text:style-name="T31"> </text:span><text:span text:style-name="T8">=</text:span><text:span text:style-name="T31"> </text:span><text:span text:style-name="T17">std</text:span><text:span text:style-name="T8">::</text:span><text:span text:style-name="T17">chrono</text:span><text:span text:style-name="T8">::</text:span><text:span text:style-name="T33">duration_cast</text:span><text:span text:style-name="T8">&lt;</text:span><text:span text:style-name="T17">std</text:span><text:span text:style-name="T8">::</text:span><text:span text:style-name="T17">chrono</text:span><text:span text:style-name="T8">::</text:span><text:span text:style-name="T30">microseconds</text:span><text:span text:style-name="T8">&gt;(</text:span><text:span text:style-name="T46">end</text:span><text:span text:style-name="T31"> </text:span><text:span text:style-name="T8">-</text:span><text:span text:style-name="T31"> </text:span><text:span text:style-name="T46">start</text:span><text:span text:style-name="T8">);</text:span></text:p>
            <text:p text:style-name="P9">    </text:p>
            <text:p text:style-name="P9">    <text:span text:style-name="T17">std</text:span><text:span text:style-name="T8">::</text:span><text:span text:style-name="T17">cout</text:span><text:span text:style-name="T31"> </text:span><text:span text:style-name="T8">&lt;&lt;</text:span><text:span text:style-name="T31"> </text:span><text:span text:style-name="T12">operationName</text:span><text:span text:style-name="T31"> </text:span><text:span text:style-name="T8">&lt;&lt;</text:span><text:span text:style-name="T31"> </text:span><text:span text:style-name="T21">"</text:span><text:span text:style-name="T25">: </text:span><text:span text:style-name="T21">"</text:span><text:span text:style-name="T31"> </text:span><text:span text:style-name="T8">&lt;&lt;</text:span><text:span text:style-name="T31"> </text:span><text:span text:style-name="T46">duration</text:span><text:span text:style-name="T8">.</text:span><text:span text:style-name="T33">count</text:span><text:span text:style-name="T8">()</text:span><text:span text:style-name="T31"> </text:span><text:span text:style-name="T8">&lt;&lt;</text:span><text:span text:style-name="T31"> </text:span><text:span text:style-name="T21">"</text:span><text:span text:style-name="T25"> microseconds</text:span><text:span text:style-name="T21">"</text:span><text:span text:style-name="T31"> </text:span><text:span text:style-name="T8">&lt;&lt;</text:span><text:span text:style-name="T31"> </text:span><text:span text:style-name="T17">std</text:span><text:span text:style-name="T8">::</text:span><text:span text:style-name="T33">endl</text:span><text:span text:style-name="T8">;</text:span></text:p>
            <text:p text:style-name="P11">}</text:p>
            <text:p text:style-name="P6"><text:span text:style-name="Source_20_Text"><text:span text:style-name="T9"/></text:span></text:p>
            <text:p text:style-name="P12"><text:span text:style-name="Source_20_Text"><text:span text:style-name="T14"/></text:span></text:p>
          </table:table-cell>
        </table:table-row>
      </table:table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Source_20_Text"><text:span text:style-name="T34">//</text:span></text:span></text:p>
            <text:p text:style-name="P7"><text:span text:style-name="Source_20_Text"><text:span text:style-name="T34">// </text:span></text:span><text:span text:style-name="Source_20_Text"><text:span text:style-name="T35">дополнение к </text:span></text:span><text:span text:style-name="Source_20_Text"><text:span text:style-name="T38">main.cpp</text:span></text:span></text:p>
            <text:p text:style-name="P7"><text:span text:style-name="Source_20_Text"><text:span text:style-name="T34">//</text:span></text:span></text:p>
            <text:p text:style-name="P13"><text:span text:style-name="Source_20_Text"><text:span text:style-name="T7"/></text:span></text:p>
            <text:p text:style-name="P7"><text:span text:style-name="T27">void</text:span> <text:span text:style-name="T32">lab8_demo</text:span><text:span text:style-name="T6">()</text:span> <text:span text:style-name="T6">{</text:span>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=== Lab 8: STL Analysis ===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/text:p>
            <text:p text:style-name="P9">    <text:span text:style-name="T28">int</text:span><text:span text:style-name="T31"> </text:span><text:span text:style-name="T46">dataSize</text:span><text:span text:style-name="T8">;</text:span>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25">Enter number of test polynomials to generate: </text:span><text:span text:style-name="T21">"</text:span><text:span text:style-name="T8">;</text:span></text:p>
            <text:p text:style-name="P9">    <text:span text:style-name="T17">cin</text:span><text:span text:style-name="T31"> </text:span><text:span text:style-name="T8">&gt;&gt;</text:span><text:span text:style-name="T31"> </text:span><text:span text:style-name="T46">dataSize</text:span><text:span text:style-name="T8">;</text:span></text:p>
            <text:p text:style-name="P9">    </text:p>
            <text:p text:style-name="P9">    <text:span text:style-name="T30">PolynomialSTLAnalysis</text:span><text:span text:style-name="T31"> </text:span><text:span text:style-name="T46">analysis</text:span><text:span text:style-name="T8">;</text:span></text:p>
            <text:p text:style-name="P9">    <text:span text:style-name="T46">analysis</text:span><text:span text:style-name="T8">.</text:span><text:span text:style-name="T33">generateTestData</text:span><text:span text:style-name="T8">(</text:span><text:span text:style-name="T46">dataSize</text:span><text:span text:style-name="T8">);</text:span></text:p>
            <text:p text:style-name="P9">    <text:span text:style-name="T46">analysis</text:span><text:span text:style-name="T8">.</text:span><text:span text:style-name="T33">runAllAnalysis</text:span><text:span text:style-name="T8">();</text:span></text:p>
            <text:p text:style-name="P9">    </text:p>
            <text:p text:style-name="P14">    <text:span text:style-name="T31">// Дополнительная демонстрация с пользовательскими данными</text:span>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--- Custom STL Operations ---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text:span text:style-name="T30">vector</text:span><text:span text:style-name="T8">&lt;</text:span><text:span text:style-name="T30">Polynomial</text:span><text:span text:style-name="T8">&gt;</text:span><text:span text:style-name="T31"> </text:span><text:span text:style-name="T46">customPolynomials</text:span><text:span text:style-name="T8">;</text:span></text:p>
            <text:p text:style-name="P9">    </text:p>
            <text:p text:style-name="P9">    <text:span text:style-name="T28">int</text:span><text:span text:style-name="T31"> </text:span><text:span text:style-name="T46">numCustom</text:span><text:span text:style-name="T8">;</text:span>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25">How many polynomials do you want to add for STL operations? </text:span><text:span text:style-name="T21">"</text:span><text:span text:style-name="T8">;</text:span></text:p>
            <text:p text:style-name="P9">    <text:span text:style-name="T17">cin</text:span><text:span text:style-name="T31"> </text:span><text:span text:style-name="T8">&gt;&gt;</text:span><text:span text:style-name="T31"> </text:span><text:span text:style-name="T46">numCustom</text:span><text:span text:style-name="T8">;</text:span></text:p>
            <text:p text:style-name="P9">    </text:p>
            <text:p text:style-name="P9">    <text:span text:style-name="T47">for</text:span><text:span text:style-name="T31"> </text:span><text:span text:style-name="T8">(</text:span><text:span text:style-name="T28">int</text:span><text:span text:style-name="T31"> </text:span><text:span text:style-name="T46">i</text:span><text:span text:style-name="T31"> </text:span><text:span text:style-name="T8">=</text:span><text:span text:style-name="T31"> </text:span><text:span text:style-name="T45">0</text:span><text:span text:style-name="T8">;</text:span><text:span text:style-name="T31"> </text:span><text:span text:style-name="T46">i</text:span><text:span text:style-name="T31"> </text:span><text:span text:style-name="T8">&lt;</text:span><text:span text:style-name="T31"> </text:span><text:span text:style-name="T46">numCustom</text:span><text:span text:style-name="T8">;</text:span><text:span text:style-name="T31"> </text:span><text:span text:style-name="T46">i</text:span><text:span text:style-name="T8">++)</text:span><text:span text:style-name="T31"> </text:span><text:span text:style-name="T8">{</text:span></text:p>
            <text:p text:style-name="P9">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Polynomial </text:span><text:span text:style-name="T21">"</text:span><text:span text:style-name="T31"> </text:span><text:span text:style-name="T8">&lt;&lt;</text:span><text:span text:style-name="T31"> </text:span><text:span text:style-name="T8">(</text:span><text:span text:style-name="T46">i</text:span><text:span text:style-name="T31"> </text:span><text:span text:style-name="T8">+</text:span><text:span text:style-name="T31"> </text:span><text:span text:style-name="T45">1</text:span><text:span text:style-name="T8">)</text:span><text:span text:style-name="T31"> </text:span><text:span text:style-name="T8">&lt;&lt;</text:span><text:span text:style-name="T31"> </text:span><text:span text:style-name="T21">"</text:span><text:span text:style-name="T25">: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    <text:span text:style-name="T46">customPolynomials</text:span><text:span text:style-name="T8">.</text:span><text:span text:style-name="T33">push_back</text:span><text:span text:style-name="T8">(</text:span><text:span text:style-name="T33">inputPolynomial</text:span><text:span text:style-name="T8">());</text:span></text:p>
            <text:p text:style-name="P9">    <text:span text:style-name="T8">}</text:span></text:p>
            <text:p text:style-name="P9">    </text:p>
            <text:p text:style-name="P14">    <text:span text:style-name="T31">// STL алгоритмы</text:span>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--- STL Algorithms on Custom Data ---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/text:p>
            <text:p text:style-name="P14">    <text:span text:style-name="T31">// Поиск</text:span></text:p>
            <text:p text:style-name="P9">    <text:span text:style-name="T47">if</text:span><text:span text:style-name="T31"> </text:span><text:span text:style-name="T8">(!</text:span><text:span text:style-name="T46">customPolynomials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25">Enter order to search for: </text:span><text:span text:style-name="T21">"</text:span><text:span text:style-name="T8">;</text:span></text:p>
            <text:p text:style-name="P9">        <text:span text:style-name="T28">int</text:span><text:span text:style-name="T31"> </text:span><text:span text:style-name="T46">searchOrder</text:span><text:span text:style-name="T8">;</text:span></text:p>
            <text:p text:style-name="P9">        <text:span text:style-name="T17">cin</text:span><text:span text:style-name="T31"> </text:span><text:span text:style-name="T8">&gt;&gt;</text:span><text:span text:style-name="T31"> </text:span><text:span text:style-name="T46">searchOrder</text:span><text:span text:style-name="T8">;</text:span></text:p>
            <text:p text:style-name="P9">        </text:p>
            <text:p text:style-name="P9">        <text:span text:style-name="T28">auto</text:span><text:span text:style-name="T31"> </text:span><text:span text:style-name="T46">it</text:span><text:span text:style-name="T31"> </text:span><text:span text:style-name="T8">=</text:span><text:span text:style-name="T31"> </text:span><text:span text:style-name="T33">find_if</text:span><text:span text:style-name="T8">(</text:span><text:span text:style-name="T46">customPolynomials</text:span><text:span text:style-name="T8">.</text:span><text:span text:style-name="T33">begin</text:span><text:span text:style-name="T8">(),</text:span><text:span text:style-name="T31"> </text:span><text:span text:style-name="T46">customPolynomials</text:span><text:span text:style-name="T8">.</text:span><text:span text:style-name="T33">end</text:span><text:span text:style-name="T8">(),</text:span></text:p>
            <text:p text:style-name="P9">                         <text:span text:style-name="T8">[</text:span><text:span text:style-name="T46">searchOrder</text:span><text:span text:style-name="T8">](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p</text:span><text:span text:style-name="T8">)</text:span><text:span text:style-name="T31"> </text:span><text:span text:style-name="T8">{</text:span><text:span text:style-name="T31"> </text:span></text:p>
            <text:p text:style-name="P9">                             <text:span text:style-name="T47">return</text:span><text:span text:style-name="T31"> </text:span><text:span text:style-name="T12">p</text:span><text:span text:style-name="T8">.</text:span><text:span text:style-name="T33">getOrder</text:span><text:span text:style-name="T8">()</text:span><text:span text:style-name="T31"> </text:span><text:span text:style-name="T8">==</text:span><text:span text:style-name="T31"> </text:span><text:span text:style-name="T46">searchOrder</text:span><text:span text:style-name="T8">;</text:span><text:span text:style-name="T31"> </text:span></text:p>
            <text:p text:style-name="P9">                         <text:span text:style-name="T8">});</text:span></text:p>
            <text:p text:style-name="P9">        </text:p>
            <text:p text:style-name="P9">        <text:span text:style-name="T47">if</text:span><text:span text:style-name="T31"> </text:span><text:span text:style-name="T8">(</text:span><text:span text:style-name="T46">it</text:span><text:span text:style-name="T31"> </text:span><text:span text:style-name="T8">!=</text:span><text:span text:style-name="T31"> </text:span><text:span text:style-name="T46">customPolynomials</text:span><text:span text:style-name="T8">.</text:span><text:span text:style-name="T33">end</text:span><text:span text:style-name="T8">())</text:span><text:span text:style-name="T31"> </text:span><text:span text:style-name="T8">{</text:span></text:p>
            <text:p text:style-name="P9">    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25">Found polynomial with order </text:span><text:span text:style-name="T21">"</text:span><text:span text:style-name="T31"> </text:span><text:span text:style-name="T8">&lt;&lt;</text:span><text:span text:style-name="T31"> </text:span><text:span text:style-name="T46">searchOrder</text:span><text:span text:style-name="T31"> </text:span><text:span text:style-name="T8">&lt;&lt;</text:span><text:span text:style-name="T31"> </text:span><text:span text:style-name="T21">"</text:span><text:span text:style-name="T25">: </text:span><text:span text:style-name="T21">"</text:span><text:span text:style-name="T31"> </text:span><text:span text:style-name="T8">&lt;&lt;</text:span><text:span text:style-name="T31"> </text:span><text:span text:style-name="T46">it</text:span><text:span text:style-name="T8">-&gt;</text:span><text:span text:style-name="T33">toString</text:span><text:span text:style-name="T8">()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    <text:span text:style-name="T8">}</text:span><text:span text:style-name="T31"> </text:span><text:span text:style-name="T47">else</text:span><text:span text:style-name="T31"> </text:span><text:span text:style-name="T8">{</text:span></text:p>
            <text:p text:style-name="P9">    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25">No polynomial with order </text:span><text:span text:style-name="T21">"</text:span><text:span text:style-name="T31"> </text:span><text:span text:style-name="T8">&lt;&lt;</text:span><text:span text:style-name="T31"> </text:span><text:span text:style-name="T46">searchOrder</text:span><text:span text:style-name="T31"> </text:span><text:span text:style-name="T8">&lt;&lt;</text:span><text:span text:style-name="T31"> </text:span><text:span text:style-name="T21">"</text:span><text:span text:style-name="T25"> found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    <text:span text:style-name="T8">}</text:span></text:p>
            <text:p text:style-name="P9">    <text:span text:style-name="T8">}</text:span></text:p>
            <text:p text:style-name="P9">    </text:p>
            <text:p text:style-name="P14">    <text:span text:style-name="T31">// Сортировка</text:span></text:p>
            <text:p text:style-name="P9"><text:soft-page-break/>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--- Sorting Polynomials ---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text:span text:style-name="T33">sort</text:span><text:span text:style-name="T8">(</text:span><text:span text:style-name="T46">customPolynomials</text:span><text:span text:style-name="T8">.</text:span><text:span text:style-name="T33">begin</text:span><text:span text:style-name="T8">(),</text:span><text:span text:style-name="T31"> </text:span><text:span text:style-name="T46">customPolynomials</text:span><text:span text:style-name="T8">.</text:span><text:span text:style-name="T33">end</text:span><text:span text:style-name="T8">(),</text:span></text:p>
            <text:p text:style-name="P9">         <text:span text:style-name="T8">[](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a</text:span><text:span text:style-name="T8">,</text:span><text:span text:style-name="T31"> 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b</text:span><text:span text:style-name="T8">)</text:span><text:span text:style-name="T31"> </text:span><text:span text:style-name="T8">{</text:span></text:p>
            <text:p text:style-name="P9">             <text:span text:style-name="T47">return</text:span><text:span text:style-name="T31"> </text:span><text:span text:style-name="T12">a</text:span><text:span text:style-name="T8">.</text:span><text:span text:style-name="T33">toString</text:span><text:span text:style-name="T8">()</text:span><text:span text:style-name="T31"> </text:span><text:span text:style-name="T8">&lt;</text:span><text:span text:style-name="T31"> </text:span><text:span text:style-name="T12">b</text:span><text:span text:style-name="T8">.</text:span><text:span text:style-name="T33">toString</text:span><text:span text:style-name="T8">();</text:span></text:p>
            <text:p text:style-name="P9">         <text:span text:style-name="T8">});</text:span></text:p>
            <text:p text:style-name="P9">    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25">Sorted polynomials: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text:span text:style-name="T47">for</text:span><text:span text:style-name="T31"> </text:span><text:span text:style-name="T8">(</text:span><text:span text:style-name="T28">const</text:span><text:span text:style-name="T31"> </text:span><text:span text:style-name="T28">auto</text:span><text:span text:style-name="T8">&amp;</text:span><text:span text:style-name="T31"> </text:span><text:span text:style-name="T46">poly</text:span><text:span text:style-name="T31"> </text:span><text:span text:style-name="T8">:</text:span><text:span text:style-name="T31"> </text:span><text:span text:style-name="T46">customPolynomials</text:span><text:span text:style-name="T8">)</text:span><text:span text:style-name="T31"> </text:span><text:span text:style-name="T8">{</text:span></text:p>
            <text:p text:style-name="P9">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25">  </text:span><text:span text:style-name="T21">"</text:span><text:span text:style-name="T31"> </text:span><text:span text:style-name="T8">&lt;&lt;</text:span><text:span text:style-name="T31"> </text:span><text:span text:style-name="T46">poly</text:span><text:span text:style-name="T8">.</text:span><text:span text:style-name="T33">toString</text:span><text:span text:style-name="T8">()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text:span text:style-name="T8">}</text:span></text:p>
            <text:p text:style-name="P9">    </text:p>
            <text:p text:style-name="P14">    <text:span text:style-name="T31">// Подсчет</text:span></text:p>
            <text:p text:style-name="P9">    <text:span text:style-name="T47">if</text:span><text:span text:style-name="T31"> </text:span><text:span text:style-name="T8">(!</text:span><text:span text:style-name="T46">customPolynomials</text:span><text:span text:style-name="T8">.</text:span><text:span text:style-name="T33">empty</text:span><text:span text:style-name="T8">())</text:span><text:span text:style-name="T31"> </text:span><text:span text:style-name="T8">{</text:span></text:p>
            <text:p text:style-name="P9">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Enter order to count: </text:span><text:span text:style-name="T21">"</text:span><text:span text:style-name="T8">;</text:span></text:p>
            <text:p text:style-name="P9">        <text:span text:style-name="T28">int</text:span><text:span text:style-name="T31"> </text:span><text:span text:style-name="T46">countOrder</text:span><text:span text:style-name="T8">;</text:span></text:p>
            <text:p text:style-name="P9">        <text:span text:style-name="T17">cin</text:span><text:span text:style-name="T31"> </text:span><text:span text:style-name="T8">&gt;&gt;</text:span><text:span text:style-name="T31"> </text:span><text:span text:style-name="T46">countOrder</text:span><text:span text:style-name="T8">;</text:span></text:p>
            <text:p text:style-name="P9">        </text:p>
            <text:p text:style-name="P9">        <text:span text:style-name="T28">int</text:span><text:span text:style-name="T31"> </text:span><text:span text:style-name="T46">count</text:span><text:span text:style-name="T31"> </text:span><text:span text:style-name="T8">=</text:span><text:span text:style-name="T31"> </text:span><text:span text:style-name="T33">count_if</text:span><text:span text:style-name="T8">(</text:span><text:span text:style-name="T46">customPolynomials</text:span><text:span text:style-name="T8">.</text:span><text:span text:style-name="T33">begin</text:span><text:span text:style-name="T8">(),</text:span><text:span text:style-name="T31"> </text:span><text:span text:style-name="T46">customPolynomials</text:span><text:span text:style-name="T8">.</text:span><text:span text:style-name="T33">end</text:span><text:span text:style-name="T8">(),</text:span></text:p>
            <text:p text:style-name="P9">                           <text:span text:style-name="T8">[</text:span><text:span text:style-name="T46">countOrder</text:span><text:span text:style-name="T8">](</text:span><text:span text:style-name="T28">const</text:span><text:span text:style-name="T31"> </text:span><text:span text:style-name="T30">Polynomial</text:span><text:span text:style-name="T8">&amp;</text:span><text:span text:style-name="T31"> </text:span><text:span text:style-name="T12">p</text:span><text:span text:style-name="T8">)</text:span><text:span text:style-name="T31"> </text:span><text:span text:style-name="T8">{</text:span><text:span text:style-name="T31"> </text:span></text:p>
            <text:p text:style-name="P9">                               <text:span text:style-name="T47">return</text:span><text:span text:style-name="T31"> </text:span><text:span text:style-name="T12">p</text:span><text:span text:style-name="T8">.</text:span><text:span text:style-name="T33">getOrder</text:span><text:span text:style-name="T8">()</text:span><text:span text:style-name="T31"> </text:span><text:span text:style-name="T8">==</text:span><text:span text:style-name="T31"> </text:span><text:span text:style-name="T46">countOrder</text:span><text:span text:style-name="T8">;</text:span><text:span text:style-name="T31"> </text:span></text:p>
            <text:p text:style-name="P9">                           <text:span text:style-name="T8">});</text:span></text:p>
            <text:p text:style-name="P9">        <text:span text:style-name="T17">cout</text:span><text:span text:style-name="T31"> </text:span><text:span text:style-name="T8">&lt;&lt;</text:span><text:span text:style-name="T31"> </text:span><text:span text:style-name="T21">"</text:span><text:span text:style-name="T25">Number of polynomials with order </text:span><text:span text:style-name="T21">"</text:span><text:span text:style-name="T31"> </text:span><text:span text:style-name="T8">&lt;&lt;</text:span><text:span text:style-name="T31"> </text:span><text:span text:style-name="T46">countOrder</text:span><text:span text:style-name="T31"> </text:span><text:span text:style-name="T8">&lt;&lt;</text:span><text:span text:style-name="T31"> </text:span><text:span text:style-name="T21">"</text:span><text:span text:style-name="T25">: </text:span><text:span text:style-name="T21">"</text:span><text:span text:style-name="T31"> </text:span><text:span text:style-name="T8">&lt;&lt;</text:span><text:span text:style-name="T31"> </text:span><text:span text:style-name="T46">count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9">    <text:span text:style-name="T8">}</text:span></text:p>
            <text:p text:style-name="P9">    </text:p>
            <text:p text:style-name="P9">    <text:span text:style-name="T17">cout</text:span><text:span text:style-name="T31"> </text:span><text:span text:style-name="T8">&lt;&lt;</text:span><text:span text:style-name="T31"> </text:span><text:span text:style-name="T21">"</text:span><text:span text:style-name="T48">\n</text:span><text:span text:style-name="T25">STL analysis completed!</text:span><text:span text:style-name="T21">"</text:span><text:span text:style-name="T31"> </text:span><text:span text:style-name="T8">&lt;&lt;</text:span><text:span text:style-name="T31"> </text:span><text:span text:style-name="T33">endl</text:span><text:span text:style-name="T8">;</text:span></text:p>
            <text:p text:style-name="P11">}</text:p>
            <text:p text:style-name="P7"><text:span text:style-name="Source_20_Text"><text:span text:style-name="T14"/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8T23:35:58.053000000</dc:date>
    <meta:editing-duration>PT1H52M58S</meta:editing-duration>
    <meta:editing-cycles>72</meta:editing-cycles>
    <meta:generator>LibreOffice/24.2.6.2$Windows_X86_64 LibreOffice_project/ef66aa7e36a1bb8e65bfbc63aba53045a14d0871</meta:generator>
    <meta:document-statistic meta:table-count="3" meta:image-count="0" meta:object-count="0" meta:page-count="13" meta:paragraph-count="277" meta:word-count="1117" meta:character-count="10557" meta:non-whitespace-character-count="8437"/>
  </office:meta>
</office:document-meta>
</file>